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fo:text-shadow="none" style:text-underline-style="none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underline-style="solid" style:text-underline-width="auto" style:text-underline-color="font-color"/>
    </style:style>
    <style:style style:name="T9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9_4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1893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3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8</text:p>
      <text:p text:style-name="P2">Number of Pages<text:tab/><text:tab/><text:tab/><text:tab/>3</text:p>
      <text:p text:style-name="P2">Number of Sheets<text:tab/><text:tab/><text:tab/><text:tab/>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5">S. MORAIS,/</text:p>
      <text:p text:style-name="P5">546 N. FIFTH STREET,/</text:p>
      <text:p text:style-name="P5">PHILADELPHIA./</text:p>
      <text:p text:style-name="P5"/>
      <text:p text:style-name="P4">[Front Cover]</text:p>
      <text:p text:style-name="P6">93/</text:p>
      <text:p text:style-name="P5">[Hebrew]/</text:p>
      <text:p text:style-name="P5">On David, his last will and his deeds/</text:p>
      <text:p text:style-name="P5"/>
      <text:p text:style-name="P4">[Page 1]</text:p>
      <text:p text:style-name="P4"><text:span text:style-name="T1">Had not my feelings;dictated</text:span> Had not certain events by which <text:span text:style-name="T1">wrought up my compelled</text:span> my feelings were wrought up, compelled the remarks <text:span text:style-name="T1">which</text:span> that/ I made last Sabbath, my discourse would have/ been then of an entirely different character. <text:s/>The/ <text:span text:style-name="T5">Haftorah</text:span><text:span text:style-name="T6"> chosen from the second chapter of the first/ book of Kings had suggested a subject which,/ to me, is of some interest. <text:s/>I shall present it this/ morning. <text:s/>Among the illustrious personages who/ figure in Holy Writ, David undoubtedly occupies a/ front rank in various capacities. <text:s/>Nevertheless, the </text:span><text:span text:style-name="T2">impertent</text:span><text:span text:style-name="T6"> unprejudiced reader/ cannot avoid detecting glaring faults among the/ shining virtues of that famous king. <text:s/>In my/ judgment, those faults are particularly repre-/-hensible, when committed towards the close of/ an exceptionally checkered career. <text:s/>We may over-/look </text:span><text:span text:style-name="T2">mans natural frailty</text:span><text:span text:style-name="T6"> the effects of an impetuous </text:span><text:span text:style-name="T2">human</text:span><text:span text:style-name="T6"> nature, </text:span><text:span text:style-name="T2">which</text:span><text:span text:style-name="T6"> </text:span><text:soft-page-break/><text:span text:style-name="T6">offending morality,/ in man's early years, or long before old age has crept on./ <text:s/>We may forgive the excessive order which in </text:span><text:span text:style-name="T2">fighting</text:span><text:span text:style-name="T6"> championing/ </text:span><text:span text:style-name="T2">for</text:span><text:span text:style-name="T6"> a cause, disregards, for a time, the </text:span><text:span text:style-name="T2">demands</text:span><text:span text:style-name="T6"> dictates of human-/-ity. <text:s/>The sacred historian, who chronicled seven wrongs/ in David, recorded also his utter humiliation </text:span><text:span text:style-name="T2">that</text:span><text:span text:style-name="T6"> at the [Hebrew] "Thou/ art the man," pronounced by the fearless prophet./</text:span></text:p>
      <text:p text:style-name="P7"/>
      <text:p text:style-name="P7">[Page 2]</text:p>
      <text:p text:style-name="P4"><text:span text:style-name="T2">And so He recorded</text:span><text:span text:style-name="T6"> He likewise </text:span><text:span text:style-name="T2">the restraining of sounded that</text:span><text:span text:style-name="T6"> told us how the hands which had </text:span><text:span text:style-name="T2">shed</text:span><text:span text:style-name="T6"> reddened/ </text:span><text:span text:style-name="T2">human [?]</text:span><text:span text:style-name="T6"> the battle field with blood were </text:span><text:span text:style-name="T2">restrained held back</text:span><text:span text:style-name="T6"> restrained from building a Temple in honor of the Universal Lord./ <text:s/>[Hebrew] We, who </text:span><text:span text:style-name="T2">are ourselves</text:span><text:span text:style-name="T6"> cannot trust </text:span><text:span text:style-name="T2">not</text:span><text:span text:style-name="T6"> always to rise above/ </text:span><text:span text:style-name="T2">the meeting of low</text:span><text:span text:style-name="T6"> low appetites and </text:span><text:span text:style-name="T2">vicious [?]</text:span><text:span text:style-name="T6"> unrighteous desires, may pass over transgres-/sions </text:span><text:span text:style-name="T2">fallen</text:span><text:span text:style-name="T6"> into which others have fallen under exciting circumstances, but we shrink/ from contemplating a coldly premeditated act of cruelty,/ done when about to leave this earth and all its associations./ <text:s/>Admit: Joab the general in Chief of David's army, was fierce/ and unrelenting in his hatred. <text:s/>Shimei the Benajmite,/ was villainous and contemptible, hypocritical, but neither ought/ to have been implacably remembered in David's last/ will and testament. <text:s/>The military services which/ the first had rendered, should have forced back into/ its scabbard the avenging sword </text:span><text:span text:style-name="T2">of vengeance</text:span><text:span text:style-name="T6">. <text:s/>To the other,/ </text:span><text:span text:style-name="T2">amnesty</text:span><text:span text:style-name="T6"> royal pardon has been promised. <text:s/>He ought to have/ been spared. <text:s/>Why then the terrible legacy? <text:s/>Why/ was Solomon commanded not to allow Joab and/ Shimei to end their days naturally? <text:s/>Whoever/ has studied David's character </text:span><text:span text:style-name="T2">well</text:span><text:span text:style-name="T6"> carefully, must have/ discovered a failing, not singular to be sure, but/ attended with the saddest consequences, when it ex-/ists in crowned heads./</text:span></text:p>
      <text:p text:style-name="P7"/>
      <text:p text:style-name="P7">[Page 3]</text:p>
      <text:p text:style-name="P4"><text:span text:style-name="T6">He that by </text:span><text:span text:style-name="T2">his</text:span><text:span text:style-name="T6"> an indomitable courage and by surpassing/ abilities had knit together into a compact nation,/ twelve tribes </text:span><text:span text:style-name="T2">not always</text:span><text:span text:style-name="T6"> formerly harmonious; he whom his/ contemporary Asaph so graphically described [Hebrew]/ [Hebrew]/ [Hebrew] God "made choice of David His servant/ and took him from the sheepfolds. <text:s/>From following suckling/ lambs He brought him up to feed Jacob His people and/ Israel His inheritance. <text:s/>And he did feed them according to/ the integrity of his heart and guided them by his skilful/ hands"; even the same mighty leader was unconquerably/ weak in dealing with his own household. <text:s/>That/ infirmity of purpose which had caused a murder, sedition, &amp; rebellion/ among his offspring, </text:span><text:span text:style-name="T2">and</text:span><text:span text:style-name="T6"> finally left a stain upon/ a document that the latest posterity </text:span><text:span text:style-name="T2">ought to</text:span><text:span text:style-name="T6"> might otherwise have read/ with </text:span><text:span text:style-name="T3">unction</text:span><text:span text:style-name="T6"> admiration &amp; profit. <text:s/>For, we all approve of David's injunction/ to his royal successor, to walk in the ways of God, as/ </text:span><text:span text:style-name="T2">commanded</text:span><text:span text:style-name="T6"> prescribed in the Law of Moses </text:span><text:span text:style-name="T2">[Hebrew]</text:span><text:span text:style-name="T6">/ [Hebrew]/ We all delight in David's recommendation to Solomon to show unwavering/ gratitude to a family, whose father had been to him a friend in need./</text:span></text:p>
      <text:p text:style-name="P7"/>
      <text:p text:style-name="P7">[Page 4]</text:p>
      <text:p text:style-name="P4"><text:span text:style-name="T6">[Hebrew]/ But we instinctively recoil at the thought that the same document,/ demanded two deeds of blood. <text:s/>Was there </text:span><text:span text:style-name="T2">for it</text:span><text:span text:style-name="T6"> any/ justification? <text:s/>None, unless we choose so to </text:span><text:span text:style-name="T2">so</text:span><text:span text:style-name="T6"> term a parental/ moral blindness. <text:s/>David who had shed </text:span><text:span text:style-name="T2">bitter</text:span><text:span text:style-name="T6"> a flood of tears/ over the well merited ignominious </text:span><text:span text:style-name="T2">death</text:span><text:span text:style-name="T6"> end of wicked/ Absalom; </text:span><text:span text:style-name="T2">oblivious of his obligations to the people at</text:span><text:span text:style-name="T6">/ </text:span><text:span text:style-name="T2">large,</text:span><text:span text:style-name="T6"> who had encouraged by his overindulgence Ado-/-nijah's plotting to </text:span><text:span text:style-name="T2">reach</text:span><text:span text:style-name="T6"> seize the throne, who had suffered/ the outrageous conduct of Ammon to go unpunished,/ yearning now towards Solomon with an unwise love, </text:span><text:span text:style-name="T2">beyond religious</text:span><text:span text:style-name="T6">/ </text:span><text:span text:style-name="T2">wisdom</text:span><text:span text:style-name="T6"> asked of him to rid himself of two malcontents/ among his subjects. <text:s/>That dying request, is to the/ </text:span><text:span text:style-name="T2">deced</text:span><text:span text:style-name="T6"> descendants of the Judaean king, even to oursel-/-ves, a thrust in our hearts and a pang </text:span><text:span text:style-name="T2">I feel then,</text:span><text:span text:style-name="T6"> and/ yet who dares withal deny David's greatness? <text:s/>Let a/ brilliant but </text:span><text:span text:style-name="T2">not</text:span><text:span text:style-name="T6"> unveracious Renan, rail and belittle/ and traduce. <text:s/>He who searches through the pages/ of "the history of the people of Israel" with eyes unblurred by prejudice; with eyes open/ to truth, and not </text:span><text:span text:style-name="T2">closed</text:span><text:span text:style-name="T6"> deliberately shut against taminous/ </text:span><text:span text:style-name="T2">evidences</text:span><text:span text:style-name="T6"> proofs, will discover the youngest son of Jesse,/ a consummate warrior, a statesman, a poet, a Hebrew/</text:span></text:p>
      <text:p text:style-name="P4"><text:soft-page-break/><text:span text:style-name="T6"/></text:p>
      <text:p text:style-name="P4"><text:span text:style-name="T6">[Page 5]</text:span></text:p>
      <text:p text:style-name="P4"><text:span text:style-name="T6">of Hebrews. <text:s/>Perfect? <text:s/>No, by no means; still/ endowed with qualities that outshone the bright-/-ness of the crown which he wore. <text:s/>Firm in his resolve/ to humble the enemies of his race, but constant in/ his friendship to the defenders of Israel's honor and to their progeny./ <text:s/>Loyal to the core to </text:span><text:span text:style-name="T2">the</text:span><text:span text:style-name="T6"> his native country, but gently considerate in his pa-/-triotism. <text:s/>To me, an episode in David's life, per-/-haps scarcely noticed, is a </text:span><text:span text:style-name="T2">full</text:span><text:span text:style-name="T6"> glorious revelation of </text:span><text:span text:style-name="T2">his</text:span><text:span text:style-name="T6"> the/ mobility of his sentiments. <text:s/>An exile </text:span><text:span text:style-name="T2">from home</text:span><text:span text:style-name="T6"> and wanderer, forced to en-/-trust his parents to the treacherous Moabites, in/ the hope of screening them from the implacable wroth/ of envious Saul, he had </text:span><text:span text:style-name="T2">remained</text:span><text:span text:style-name="T6"> kept hidden in a/ fortress with the companions of </text:span><text:span text:style-name="T2">[?]</text:span><text:span text:style-name="T6"> his sad lot. <text:s/>A garrison/ of Philistines was stationed in the </text:span><text:span text:style-name="T2">sweet home</text:span><text:span text:style-name="T6"> dear spot/ from which hatred had banished him. <text:s/>"Oh that/ I could sip a draught out of the well of Bethlehem, which/ is by the gate", he cried out in an out </text:span><text:span text:style-name="T2">a</text:span><text:span text:style-name="T6"> burst of affection for/ the </text:span><text:span text:style-name="T2">dear place</text:span><text:span text:style-name="T6"> sweet home of his birth. <text:s/>Three heros[sic!] broke/ through the inimical host, drew the water so long-/-ed for and brought it to their </text:span><text:span text:style-name="T2">adored</text:span><text:span text:style-name="T6"> beloved chief. <text:s/>"God forbid," said/ David. <text:s/>"I will not drink the blood of men who stalked their/ existence to do me pleasure. <text:s/>This water I offer/</text:span></text:p>
      <text:p text:style-name="P4"><text:span text:style-name="T6"/></text:p>
      <text:p text:style-name="P4"><text:span text:style-name="T6">[Page 6]</text:span></text:p>
      <text:p text:style-name="P4"><text:span text:style-name="T6">to the Most High," and he poured it to/ the ground, as a libation upon the altar--a/ veritable sacrifice of self, in obedience to a sense of/ </text:span><text:span text:style-name="T2">duty</text:span><text:span text:style-name="T6"> right. <text:s/>And who more generous than David/ in </text:span><text:span text:style-name="T2">offering of</text:span><text:span text:style-name="T6"> parting with that which was his won to do his/ living Redeemer honor? <text:s/>Vast riches he had gathered/ by his conquests over Edom and Philistia, over Amon/ and Syria--the arch foes of Israel--but unlike royalty in his days and in/ ours, he did not hoard </text:span><text:span text:style-name="T2">it the</text:span><text:span text:style-name="T6"> up wealth to luxuriate in kingly/ </text:span><text:span text:style-name="T2">extravagances</text:span><text:span text:style-name="T6"> magnificence. <text:s/>Hark: I hear </text:span><text:span text:style-name="T2">him</text:span><text:span text:style-name="T6"> the ruler speak to an assembled/ multitude of his subjects, [Hebrew]/ "with all my power I have set apart for the house of my/ God, gold, and silver, and copper and iron and timber, pre-/cious stones and marble stones in abundance." <text:s/>Then </text:span><text:span text:style-name="T2">turning towards</text:span><text:span text:style-name="T6"> facing/ his </text:span><text:span text:style-name="T2">hearers</text:span><text:span text:style-name="T6"> listeners, he thus publicly blessed the uathor of all good. <text:s/>"Riches/ and glory proceed</text:span><text:span text:style-name="T2">s</text:span><text:span text:style-name="T6"> from Thee... <text:s/>But who am I, and/ who is my people that we should possess the power/ to offer after this manner? <text:s/></text:span><text:span text:style-name="T2">but</text:span><text:span text:style-name="T6"> from Thee is every/ thing [Hebrew] O Lord our God! <text:s/>All this abundant store/ which we have prepared to build for Thee a house,/ </text:span><text:span text:style-name="T2">for</text:span><text:span text:style-name="T6"> devoted to Thy holy name, is out of Thy hand and thine is all [Hebrew]/</text:span></text:p>
      <text:p text:style-name="P4"><text:span text:style-name="T6"/></text:p>
      <text:p text:style-name="P4"><text:span text:style-name="T6">[Page 7]</text:span></text:p>
      <text:p text:style-name="P4"><text:span text:style-name="T6">Brethren, much that belonged to our sacred literature/ we have lost, but </text:span><text:span text:style-name="T2">very</text:span><text:span text:style-name="T6"> deeply thankful we must </text:span><text:span text:style-name="T2">be</text:span><text:span text:style-name="T6"> feel for/ the precious appendix to the history of God's people./ <text:s/>I mean, for the two books of Chronicles. <text:s/>They/ </text:span><text:span text:style-name="T3">sent</text:span><text:span text:style-name="T6"> set forth in all its preeminence </text:span><text:span text:style-name="T2">the great-</text:span><text:span text:style-name="T6">/</text:span><text:span text:style-name="T2">-ness</text:span><text:span text:style-name="T6"> of David's greatness, they relate his prowess, his </text:span><text:span text:style-name="T2">His</text:span><text:span text:style-name="T6"> munificence, the </text:span><text:span text:style-name="T2">deep</text:span><text:span text:style-name="T6">/ sagacity </text:span><text:span text:style-name="T2">of</text:span><text:span text:style-name="T6"> displayed in his administration, but notably, and at length, his foresight which/ dictated the splendid management of the ministry</text:span><text:span text:style-name="T3">tion</text:span><text:span text:style-name="T6">/ of priests and levites </text:span><text:span text:style-name="T2">directed</text:span><text:span text:style-name="T6"> destined to officiate at the/ Temple, that he was not permitted to rear and tell </text:span><text:span text:style-name="T2">together with</text:span><text:span text:style-name="T7"> his exhort-/-ations to the nation, that he had almost recreated,/ to rejoice in their success but with reverential awe/ [Hebrew]/ And yet, had even those two precious volumes sunk into/ the oceans of time, and the psalter </text:span><text:span text:style-name="T8">alone</text:span><text:span text:style-name="T7"> floated across it/ in safety, David's real genius </text:span><text:span text:style-name="T2">greatness</text:span><text:span text:style-name="T7"> would become manifest, and/ hundreds of millions would turn with </text:span><text:span text:style-name="T2">glowing</text:span><text:span text:style-name="T7"> glowing/ affection towards the bard, who thus sung to the Lord:/ [Hebrew]/ "Yea, though I should walk through the valley of the/ shadow of death, I will fear no evil, for Thou art with/ me". <text:s/>The psalms of David are the imperishable legacy/ which we hold next to our hearts. <text:s/>Not every one opens/ to us a source of spiritual comfort; not every one uplifts/</text:span></text:p>
      <text:p text:style-name="P4"><text:span text:style-name="T7"/></text:p>
      <text:p text:style-name="P4"><text:span text:style-name="T7">[Page 8]</text:span></text:p>
      <text:p text:style-name="P4"><text:span text:style-name="T7">our souls </text:span><text:span text:style-name="T2">to the Eternal,</text:span><text:span text:style-name="T7"> heavenward, but many direct our </text:span><text:span text:style-name="T2">spiritual</text:span><text:span text:style-name="T7"> devotional/ vision to the mountains, </text:span><text:span text:style-name="T2">of the Lord</text:span><text:span text:style-name="T7"> whence our help cometh./ <text:s/>Rightly have our Sages declared that David </text:span><text:span text:style-name="T2">exceeded</text:span><text:span text:style-name="T7"> surpassed </text:span><text:soft-page-break/><text:span text:style-name="T7">all/ in the glorification of our Maker, </text:span><text:span text:style-name="T2">and</text:span><text:span text:style-name="T7"> [Hebrew]/ &amp; let us add, also in the beatification of mortals, while yet clothed/ in flesh. <text:s/></text:span><text:span text:style-name="T2">Could</text:span><text:span text:style-name="T7"> If creatures in sorrow, solaced by David's/ psalter, if repentant sinners brought by it to the foot-/-stool of forgiveness, if men in danger </text:span><text:span text:style-name="T2">given reassurance by obtained</text:span><text:span text:style-name="T7"> reassured by it </text:span><text:span text:style-name="T2">as</text:span><text:span text:style-name="T7"> that God is nigh,/ </text:span><text:span text:style-name="T2">it</text:span><text:span text:style-name="T7"> if women in mental agitation calmed by it, the prisoner/ in his </text:span><text:span text:style-name="T2">fear tranquillized</text:span><text:span text:style-name="T7"> gloomy dungeon brightened by it, the sick upon his bed, as-/-suaged by it; </text:span><text:span text:style-name="T2">could, I say, all be wanted</text:span><text:span text:style-name="T7"> if all of them </text:span><text:span text:style-name="T2">could</text:span><text:span text:style-name="T7"> whom </text:span><text:span text:style-name="T2">received</text:span><text:span text:style-name="T7">/ [Hebrew] "the annointed[sic!] of the God of Jacob/ and the sweet </text:span><text:span text:style-name="T2">pa</text:span><text:span text:style-name="T9"> pslamist of Israel" gladdened and/ inspired </text:span><text:span text:style-name="T4">be reckoned,</text:span><text:span text:style-name="T9"> could be counted, only the sand of the sea might/ </text:span><text:span text:style-name="T4">equal</text:span><text:span text:style-name="T9"> exceed them in number. <text:s/>Let us be grateful that David is ours, </text:span><text:span text:style-name="T4">is</text:span><text:span text:style-name="T9">/ David, with </text:span><text:span text:style-name="T4">his</text:span><text:span text:style-name="T9"> human imperfections which at times </text:span><text:span text:style-name="T4">that</text:span><text:span text:style-name="T9"> darkened his career, </text:span><text:span text:style-name="T4">yet with also redeemed also</text:span><text:span text:style-name="T9"> but still radiant with the </text:span><text:span text:style-name="T4">glorious</text:span><text:span text:style-name="T9"> marvellous[sic!]/ deeds which he accomplished for us, </text:span><text:span text:style-name="T4">and</text:span><text:span text:style-name="T9"> his people, in/ ages past; for mankind at large, interminably. <text:s/>Aye </text:span><text:span text:style-name="T4">for</text:span><text:span text:style-name="T9"> time/ will be no mercy ere the </text:span><text:span text:style-name="T4">effusions of the minstrels</text:span><text:span text:style-name="T9"> royal minstrel be forgotten, who/ sang [Hebrew] "Awake up my glory; awake, psalters and harp. <text:s/>I will/ awake up the morning dawn." <text:s/></text:span><text:span text:style-name="T4">We forgotten by the race of man</text:span><text:span text:style-name="T9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25T15:19:25.87</meta:creation-date>
    <dc:date>2012-04-26T12:56:04.37</dc:date>
    <dc:creator>Penn Libraries</dc:creator>
    <meta:editing-duration>PT01H53M0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4" meta:word-count="1948" meta:character-count="11910"/>
  </office:meta>
</office:document-meta>
</file>